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5.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2" table:number-rows-repeated="3">
          <table:table-cell table:number-columns-repeated="5"/>
        </table:table-row>
        <table:table-row table:style-name="ro2">
          <table:table-cell/>
          <table:table-cell table:style-name="ce1" office:value-type="string">
            <text:p>Anforderungen an KIWI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FAST!!!!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Automatische Finalisieren von „finalen“ Methoden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Generics für Grunddatentypen ohne Boxing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Einfache Anbindung von C-Bibliotheke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Austausch von Daten über Referenzen anstelle von tiefen Kopien(ähnlich ByteBuffer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head of Time Compilatio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AM sparen durch schmale Objekte, zur Not durch Struct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leine self contained Executables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Eigene Klassenbibliothek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Entfernen von überflüssigen code: ProGuard?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Bauen des KOMPLETTEN Quellcodes inkl. Klassenbibliothek und Drittbibliotheken, falls vorhande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lassen kennen ihren „Generic“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igenes GUI-System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ohne OS-Komponenten zu nutzen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Eigenes Rendering der Komponenten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OpenGL</text:p>
          </table:table-cell>
          <table:table-cell office:value-type="string">
            <text:p>TBD</text:p>
          </table:table-cell>
        </table:table-row>
        <table:table-row table:style-name="ro2">
          <table:table-cell table:number-columns-repeated="3"/>
          <table:table-cell office:value-type="string">
            <text:p>OpenGL ES</text:p>
          </table:table-cell>
          <table:table-cell office:value-type="string">
            <text:p>TBD</text:p>
          </table:table-cell>
        </table:table-row>
        <table:table-row table:style-name="ro2">
          <table:table-cell table:number-columns-repeated="3"/>
          <table:table-cell office:value-type="string">
            <text:p>DirectX</text:p>
          </table:table-cell>
          <table:table-cell office:value-type="string">
            <text:p>TBD</text:p>
          </table:table-cell>
        </table:table-row>
        <table:table-row table:style-name="ro2">
          <table:table-cell table:number-columns-repeated="3"/>
          <table:table-cell office:value-type="string">
            <text:p>Software</text:p>
          </table:table-cell>
          <table:table-cell office:value-type="string">
            <text:p>TBD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/>
          <table:table-cell table:style-name="ce1" office:value-type="string">
            <text:p>Nice To Hav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Reflectio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perator für Reflection-Zugriff(Compile Time Error checking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erialisierung von Objekte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als BLOB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/>
          <table:table-cell table:style-name="ce1" office:value-type="string">
            <text:p>TBD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Closure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line Assembler Cod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erialisierung von Objekte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als JSON + automatisches JSON SD?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als XML + automatisches XS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ine public Attribut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tattdessen getter/setter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oder struct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Mehrfachvererbung</text:p>
          </table:table-cell>
          <table:table-cell/>
          <table:table-cell office:value-type="string">
            <text:p>Unlösbares Problem: Diamond-Problem</text:p>
          </table:table-cell>
          <table:table-cell/>
        </table:table-row>
        <table:table-row table:style-name="ro2">
          <table:table-cell/>
          <table:table-cell office:value-type="string">
            <text:p>Lightweight-Objekt nur am Stack?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nsigned Datentypen ?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Vorteil: leichtere Anbindung von C-Cod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Vorteil: Sortierung von IP-Adressen mit int möglich :-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Nachteil: Bloated code?!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nner classes nötig oder überflüssiger Ballast?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sionsnummern für dynamische Bibliotheken (ala AmigaOS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-Bibliotheken mit LLVM Clang in Bitcode übersetzen. Kiwi-Apps mit diesem Bitcode verlinken.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igenes Bildkomprimierungsformat basierend auf Blöcken und LZMA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UI immer 32 Bit → Runterrechnen auf niedrigere Bittiefen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3">
          <table:table-cell/>
          <table:table-cell office:value-type="string">
            <text:p>Thread Local Heaps</text:p>
          </table:table-cell>
          <table:table-cell office:value-type="string">
            <text:p>alloc muss nicht synchronisiert werden.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6">06.11.2011</text:date>, <text:time>22:50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4T17:45:20</meta:creation-date>
    <dc:date>2011-11-06T22:50:08.52</dc:date>
    <meta:editing-duration>PT00H26M01S</meta:editing-duration>
    <meta:editing-cycles>17</meta:editing-cycles>
    <meta:generator>OpenOffice.org/3.2$Win32 OpenOffice.org_project/320m18$Build-9502</meta:generator>
    <meta:document-statistic meta:table-count="3" meta:cell-count="52" meta:object-count="0"/>
  </office:meta>
</office:document-meta>
</file>